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52" style:family="paragraph" style:parent-style-name="Standard">
      <style:text-properties style:font-name="Liberation Serif" officeooo:rsid="001113ed" officeooo:paragraph-rsid="001113ed"/>
    </style:style>
    <style:style style:name="P53" style:family="paragraph" style:parent-style-name="Standard">
      <style:text-properties style:font-name="Liberation Serif" officeooo:rsid="00146fdd" officeooo:paragraph-rsid="00146fdd"/>
    </style:style>
    <style:style style:name="P54" style:family="paragraph" style:parent-style-name="Standard">
      <style:text-properties style:font-name="Liberation Serif" officeooo:rsid="00146fdd" officeooo:paragraph-rsid="001816b6"/>
    </style:style>
    <style:style style:name="P55" style:family="paragraph" style:parent-style-name="Standard">
      <style:text-properties style:font-name="Liberation Serif" officeooo:rsid="00146fdd" officeooo:paragraph-rsid="001944bd"/>
    </style:style>
    <style:style style:name="P56" style:family="paragraph" style:parent-style-name="Standard">
      <style:text-properties style:font-name="Liberation Serif" officeooo:rsid="001944bd" officeooo:paragraph-rsid="001944bd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95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99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03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13" style:family="paragraph" style:parent-style-name="Standard">
      <style:text-properties officeooo:rsid="00146fdd" officeooo:paragraph-rsid="001816b6"/>
    </style:style>
    <style:style style:name="P114" style:family="paragraph" style:parent-style-name="Standard">
      <style:text-properties officeooo:rsid="00146fdd" officeooo:paragraph-rsid="001944bd"/>
    </style:style>
    <style:style style:name="P115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16" style:family="paragraph" style:parent-style-name="Standard">
      <style:text-properties officeooo:paragraph-rsid="002ec8d4"/>
    </style:style>
    <style:style style:name="P117" style:family="paragraph" style:parent-style-name="Standard">
      <style:text-properties officeooo:paragraph-rsid="0074aa46"/>
    </style:style>
    <style:style style:name="P118" style:family="paragraph" style:parent-style-name="Standard">
      <style:text-properties officeooo:paragraph-rsid="0079f35b"/>
    </style:style>
    <style:style style:name="P119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20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21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24" style:family="paragraph" style:parent-style-name="Table_20_Contents">
      <style:text-properties officeooo:rsid="001bd6d8" officeooo:paragraph-rsid="001bd6d8"/>
    </style:style>
    <style:style style:name="P125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26" style:family="paragraph" style:parent-style-name="Table_20_Contents">
      <style:paragraph-properties fo:text-align="end" style:justify-single-word="false"/>
    </style:style>
    <style:style style:name="P127" style:family="paragraph" style:parent-style-name="Table_20_Contents">
      <style:paragraph-properties fo:text-align="start" style:justify-single-word="false"/>
    </style:style>
    <style:style style:name="P128" style:family="paragraph" style:parent-style-name="Table_20_Contents">
      <style:text-properties officeooo:rsid="001c9de3" officeooo:paragraph-rsid="001c9de3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30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31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155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56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57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158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59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60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 officeooo:rsid="00749d4f"/>
    </style:style>
    <style:style style:name="T55" style:family="text">
      <style:text-properties officeooo:rsid="007890e3"/>
    </style:style>
    <style:style style:name="T56" style:family="text">
      <style:text-properties officeooo:rsid="0078ae39"/>
    </style:style>
    <style:style style:name="T57" style:family="text">
      <style:text-properties officeooo:rsid="0079f35b"/>
    </style:style>
    <style:style style:name="T58" style:family="text">
      <style:text-properties officeooo:rsid="007cdc20"/>
    </style:style>
    <style:style style:name="T59" style:family="text">
      <style:text-properties officeooo:rsid="007e9927"/>
    </style:style>
    <style:style style:name="T60" style:family="text">
      <style:text-properties officeooo:rsid="008980c4"/>
    </style:style>
    <style:style style:name="T61" style:family="text">
      <style:text-properties officeooo:rsid="008a36e2"/>
    </style:style>
    <style:style style:name="T62" style:family="text">
      <style:text-properties officeooo:rsid="008af5f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17">Задача 1.</text:p>
      <text:p text:style-name="P17"/>
      <text:p text:style-name="P17"><draw:frame draw:style-name="fr1" draw:name="Object1" text:anchor-type="as-char" svg:y="-0.619cm" svg:width="1.602cm" svg:height="0.998cm" draw:z-index="4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2"/>
      <text:p text:style-name="P53">Задача 2.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19">S</text:p>
          </table:table-cell>
          <table:table-cell table:style-name="Table1.A1" office:value-type="string">
            <text:p text:style-name="P120">V</text:p>
          </table:table-cell>
          <table:table-cell table:style-name="Table1.A1" office:value-type="string">
            <text:p text:style-name="P129">v</text:p>
          </table:table-cell>
          <table:table-cell table:style-name="Table1.D1" office:value-type="string">
            <text:p text:style-name="P122"><draw:frame draw:style-name="fr1" draw:name="Object9" text:anchor-type="as-char" svg:y="-0.619cm" svg:width="1.184cm" svg:height="0.998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20">900</text:p>
          </table:table-cell>
          <table:table-cell table:style-name="Table1.A2" office:value-type="string">
            <text:p text:style-name="P120">16</text:p>
          </table:table-cell>
          <table:table-cell table:style-name="Table1.A2" office:value-type="string">
            <text:p text:style-name="P120">4</text:p>
          </table:table-cell>
          <table:table-cell table:style-name="Table1.D2" office:value-type="string">
            <text:p text:style-name="P123">75</text:p>
          </table:table-cell>
        </table:table-row>
        <table:table-row>
          <table:table-cell table:style-name="Table1.A2" office:value-type="string">
            <text:p text:style-name="P120">300</text:p>
          </table:table-cell>
          <table:table-cell table:style-name="Table1.A2" office:value-type="string">
            <text:p text:style-name="P120">15</text:p>
          </table:table-cell>
          <table:table-cell table:style-name="Table1.A2" office:value-type="string">
            <text:p text:style-name="P120">3</text:p>
          </table:table-cell>
          <table:table-cell table:style-name="Table1.D2" office:value-type="string">
            <text:p text:style-name="P123">25</text:p>
          </table:table-cell>
        </table:table-row>
        <table:table-row>
          <table:table-cell table:style-name="Table1.A2" office:value-type="string">
            <text:p text:style-name="P120">350</text:p>
          </table:table-cell>
          <table:table-cell table:style-name="Table1.A2" office:value-type="string">
            <text:p text:style-name="P120">14</text:p>
          </table:table-cell>
          <table:table-cell table:style-name="Table1.A2" office:value-type="string">
            <text:p text:style-name="P120">3,5</text:p>
          </table:table-cell>
          <table:table-cell table:style-name="Table1.D2" office:value-type="string">
            <text:p text:style-name="P122"><draw:frame draw:style-name="fr1" draw:name="Object11" text:anchor-type="as-char" svg:y="-0.619cm" svg:width="0.974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20">210</text:p>
          </table:table-cell>
          <table:table-cell table:style-name="Table1.A2" office:value-type="string">
            <text:p text:style-name="P120">12</text:p>
          </table:table-cell>
          <table:table-cell table:style-name="Table1.A2" office:value-type="string">
            <text:p text:style-name="P120">3,1</text:p>
          </table:table-cell>
          <table:table-cell table:style-name="Table1.D2" office:value-type="string">
            <text:p text:style-name="P122"><draw:frame draw:style-name="fr1" draw:name="Object12" text:anchor-type="as-char" svg:y="-0.619cm" svg:width="1.189cm" svg:height="0.99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20">120</text:p>
          </table:table-cell>
          <table:table-cell table:style-name="Table1.A2" office:value-type="string">
            <text:p text:style-name="P120">13,5</text:p>
          </table:table-cell>
          <table:table-cell table:style-name="Table1.A2" office:value-type="string">
            <text:p text:style-name="P122"><draw:frame draw:style-name="fr1" draw:name="Object10" text:anchor-type="as-char" svg:y="-0.619cm" svg:width="0.762cm" svg:height="0.99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22"><draw:frame draw:style-name="fr1" draw:name="Object13" text:anchor-type="as-char" svg:y="-0.619cm" svg:width="1.171cm" svg:height="0.998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53"/>
      <text:p text:style-name="P113"><text:span text:style-name="T1">Задача </text:span><text:span text:style-name="T2">3</text:span><text:span text:style-name="T1">.</text:span></text:p>
      <text:p text:style-name="P54"/>
      <text:p text:style-name="P54"><draw:frame draw:style-name="fr1" draw:name="Object14" text:anchor-type="as-char" svg:y="-0.619cm" svg:width="1.118cm" svg:height="0.998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4"/>
      <text:p text:style-name="P114"><text:span text:style-name="T1">Задача </text:span><text:span text:style-name="T3">4</text:span><text:span text:style-name="T1">.</text:span></text:p>
      <text:p text:style-name="P55"/>
      <text:p text:style-name="P114"><text:span text:style-name="T1"><draw:frame draw:style-name="fr1" draw:name="Object15" text:anchor-type="as-char" svg:y="-0.619cm" svg:width="1.221cm" svg:height="0.998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4"/>
          </table:table-cell>
          <table:table-cell table:style-name="Table2.B1" office:value-type="string">
            <text:p text:style-name="P124">250</text:p>
          </table:table-cell>
          <table:table-cell table:style-name="Table2.C1" office:value-type="string">
            <text:p text:style-name="P124">18</text:p>
          </table:table-cell>
        </table:table-row>
        <table:table-row>
          <table:table-cell table:style-name="Table2.A1" office:value-type="string">
            <text:p text:style-name="P125">-</text:p>
          </table:table-cell>
          <table:table-cell table:style-name="Table2.B2" office:value-type="string">
            <text:p text:style-name="P124">18</text:p>
          </table:table-cell>
          <table:table-cell table:style-name="Table2.A1" office:value-type="string">
            <text:p text:style-name="P124">1<text:span text:style-name="T7">3.(8)</text:span></text:p>
          </table:table-cell>
        </table:table-row>
        <table:table-row>
          <table:table-cell table:style-name="Table2.A1" office:value-type="string">
            <text:p text:style-name="P126">-</text:p>
          </table:table-cell>
          <table:table-cell table:style-name="Table2.A1" office:value-type="string">
            <text:p text:style-name="P127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24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26">-</text:p>
          </table:table-cell>
          <table:table-cell table:style-name="Table2.A1" office:value-type="string">
            <text:p text:style-name="P124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28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8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15"><text:soft-page-break/><text:span text:style-name="T1">§ </text:span><text:span text:style-name="T4">2</text:span></text:p>
      <text:p text:style-name="P18"/>
      <text:p text:style-name="P19">Задача 1.</text:p>
      <text:p text:style-name="P19"/>
      <text:p text:style-name="P57">a = b + c</text:p>
      <text:p text:style-name="P57"/>
      <text:p text:style-name="P19">Задача <text:span text:style-name="T8">2</text:span>.</text:p>
      <text:p text:style-name="P19"/>
      <text:p text:style-name="P57">S = k * n</text:p>
      <text:p text:style-name="P57"/>
      <text:p text:style-name="P19">Задача <text:span text:style-name="T8">3</text:span>.</text:p>
      <text:p text:style-name="P19"/>
      <text:p text:style-name="P57"><text:span text:style-name="T10">a</text:span> = b <text:span text:style-name="T10">+ c</text:span></text:p>
      <text:p text:style-name="P57"/>
      <text:p text:style-name="P57"><text:s/><text:span text:style-name="T9">Задача </text:span>4<text:span text:style-name="T9">.</text:span></text:p>
      <text:p text:style-name="P57"/>
      <text:p text:style-name="P57">S = v * t</text:p>
      <text:p text:style-name="P57"/>
      <text:p text:style-name="P57"><text:s/><text:span text:style-name="T9">Задача </text:span>5<text:span text:style-name="T9">.</text:span></text:p>
      <text:p text:style-name="P57"/>
      <text:p text:style-name="P57">p = m * n</text:p>
      <text:p text:style-name="P57"/>
      <text:p text:style-name="P3"/>
      <text:p text:style-name="P3">§ <text:span text:style-name="T11">3</text:span></text:p>
      <text:p text:style-name="P3"/>
      <text:p text:style-name="P20">Задача 1.</text:p>
      <text:p text:style-name="P20"/>
      <text:p text:style-name="P58">S = a * (a — b)</text:p>
      <text:p text:style-name="P58"/>
      <text:p text:style-name="P20">Задача <text:span text:style-name="T11">2</text:span>.</text:p>
      <text:p text:style-name="P20"/>
      <text:p text:style-name="P59">A = a * m + (a — b) * n</text:p>
      <text:p text:style-name="P58"/>
      <text:p text:style-name="P20">Задача <text:span text:style-name="T11">3</text:span>.</text:p>
      <text:p text:style-name="P20"/>
      <text:p text:style-name="P60">n = (m — a) + (m — b)</text:p>
      <text:p text:style-name="P60"/>
      <text:p text:style-name="P60"/>
      <text:p text:style-name="P4">§ <text:span text:style-name="T12">4</text:span></text:p>
      <text:p text:style-name="P60"/>
      <text:p text:style-name="P21">Задача 1.</text:p>
      <text:p text:style-name="P21"/>
      <text:p text:style-name="P68">b = 50a</text:p>
      <text:p text:style-name="P61"/>
      <text:p text:style-name="P21">Задача <text:span text:style-name="T12">2</text:span>.</text:p>
      <text:p text:style-name="P21"/>
      <text:p text:style-name="P68">p = 4a</text:p>
      <text:p text:style-name="P21"/>
      <text:p text:style-name="P21">Задача <text:span text:style-name="T12">3</text:span>.</text:p>
      <text:p text:style-name="P21"/>
      <text:p text:style-name="P61">p = 2a + 2b</text:p>
      <text:p text:style-name="P61"/>
      <text:p text:style-name="P21"><text:soft-page-break/>Задача <text:span text:style-name="T12">4</text:span>.</text:p>
      <text:p text:style-name="P21"/>
      <text:p text:style-name="P62"><text:span text:style-name="T15">c = 5</text:span>a <text:span text:style-name="T11">—</text:span> <text:span text:style-name="T15">b</text:span></text:p>
      <text:p text:style-name="P21"/>
      <text:p text:style-name="P22">Задача <text:span text:style-name="T13">5</text:span>.</text:p>
      <text:p text:style-name="P22"/>
      <text:p text:style-name="P63">a = <text:span text:style-name="T15">b + 2b</text:span></text:p>
      <text:p text:style-name="P63"/>
      <text:p text:style-name="P22">Задача <text:span text:style-name="T13">6</text:span>.</text:p>
      <text:p text:style-name="P22"/>
      <text:p text:style-name="P63">A = <text:span text:style-name="T15">a + 2a + 4a</text:span></text:p>
      <text:p text:style-name="P63"/>
      <text:p text:style-name="P22">Задача <text:span text:style-name="T13">7</text:span>.</text:p>
      <text:p text:style-name="P22"/>
      <text:p text:style-name="P70"><text:span text:style-name="T16">p </text:span>= <text:span text:style-name="T16">m — (</text:span>2m <text:span text:style-name="T11">—</text:span> n<text:span text:style-name="T16">)</text:span></text:p>
      <text:p text:style-name="P69"/>
      <text:p text:style-name="P23">Задача <text:span text:style-name="T14">8</text:span>.</text:p>
      <text:p text:style-name="P23"/>
      <text:p text:style-name="P65">p = <text:span text:style-name="T16">2</text:span>a <text:span text:style-name="T16">+ (a — b)</text:span></text:p>
      <text:p text:style-name="P64"/>
      <text:p text:style-name="P23">Задача <text:span text:style-name="T14">9</text:span>.</text:p>
      <text:p text:style-name="P23"/>
      <text:p text:style-name="P71">A =<draw:frame draw:style-name="fr1" draw:name="Object17" text:anchor-type="as-char" svg:y="-0.619cm" svg:width="0.497cm" svg:height="0.998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64"/>
      <text:p text:style-name="P23">Задача <text:span text:style-name="T14">10</text:span>.</text:p>
      <text:p text:style-name="P23"/>
      <text:p text:style-name="P64">N = 10a + b</text:p>
      <text:p text:style-name="P64"/>
      <text:p text:style-name="P23">Задача <text:span text:style-name="T14">11</text:span>.</text:p>
      <text:p text:style-name="P23"/>
      <text:p text:style-name="P64">n = 100a + 10b + c</text:p>
      <text:p text:style-name="P64"/>
      <text:p text:style-name="P23">Задача <text:span text:style-name="T14">12</text:span>.</text:p>
      <text:p text:style-name="P23"/>
      <text:p text:style-name="P67">a <text:span text:style-name="T16">+ b </text:span>= <text:span text:style-name="T16">2a — b</text:span></text:p>
      <text:p text:style-name="P66"/>
      <text:p text:style-name="P24">Задача <text:span text:style-name="T14">13</text:span>.</text:p>
      <text:p text:style-name="P24"/>
      <text:p text:style-name="P73">a <text:span text:style-name="T11">—</text:span> c = 2(b <text:span text:style-name="T11">—</text:span> 3c)</text:p>
      <text:p text:style-name="P72"/>
      <text:p text:style-name="P72"/>
      <text:p text:style-name="P5">§ <text:span text:style-name="T17">5</text:span></text:p>
      <text:p text:style-name="P5"/>
      <text:p text:style-name="P25">Задача 1.</text:p>
      <text:p text:style-name="P25"/>
      <text:p text:style-name="P74">4 * 4 = 2 * 2 * 2 * 2 = 16</text:p>
      <text:p text:style-name="P74"/>
      <text:p text:style-name="P25">Задача <text:span text:style-name="T18">2</text:span>.</text:p>
      <text:p text:style-name="P25"/>
      <text:p text:style-name="P25"><draw:frame draw:style-name="fr1" draw:name="Object18" text:anchor-type="as-char" svg:y="-0.437cm" svg:width="1.178cm" svg:height="0.527cm" draw:z-index="23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5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25"/>
      <text:p text:style-name="P26"><text:soft-page-break/>Задача <text:span text:style-name="T20">3</text:span>.</text:p>
      <text:p text:style-name="P26"/>
      <text:p text:style-name="P26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3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26"/>
      <text:p text:style-name="P27">Задача <text:span text:style-name="T21">4</text:span>.</text:p>
      <text:p text:style-name="P27"/>
      <text:p text:style-name="P75">a = 0;<draw:frame draw:style-name="fr1" draw:name="Object29" text:anchor-type="as-char" svg:y="-0.437cm" svg:width="0.556cm" svg:height="0.527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36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75"/>
      <text:p text:style-name="P28">Задача <text:span text:style-name="T22">5</text:span>.</text:p>
      <text:p text:style-name="P28"/>
      <text:p text:style-name="P76">Несправедливо.</text:p>
      <text:p text:style-name="P76"/>
      <text:p text:style-name="P28">Задача <text:span text:style-name="T22">6</text:span>.</text:p>
      <text:p text:style-name="P28"/>
      <text:p text:style-name="P28"><draw:frame draw:style-name="fr1" draw:name="Object31" text:anchor-type="as-char" svg:y="-0.681cm" svg:width="2.87cm" svg:height="1.148cm" draw:z-index="44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8"/>
      <text:p text:style-name="P28">Задача <text:span text:style-name="T22">7</text:span>.</text:p>
      <text:p text:style-name="P28"/>
      <text:p text:style-name="P28"><text:span text:style-name="T24">a = 25;</text:span><draw:frame draw:style-name="fr1" draw:name="Object34" text:anchor-type="as-char" svg:y="-0.437cm" svg:width="0.758cm" svg:height="0.527cm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28"/>
      <text:p text:style-name="P28">Задача <text:span text:style-name="T22">8</text:span>.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0">a</text:p>
          </table:table-cell>
          <table:table-cell table:style-name="Table3.B1" office:value-type="string">
            <text:p text:style-name="P121"><draw:frame draw:style-name="fr1" draw:name="Object35" text:anchor-type="as-char" svg:y="-0.437cm" svg:width="2.117cm" svg:height="0.527cm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30">1</text:p>
          </table:table-cell>
          <table:table-cell table:style-name="Table3.B2" office:value-type="string">
            <text:p text:style-name="P131">8</text:p>
          </table:table-cell>
        </table:table-row>
        <table:table-row>
          <table:table-cell table:style-name="Table3.A2" office:value-type="string">
            <text:p text:style-name="P130">2</text:p>
          </table:table-cell>
          <table:table-cell table:style-name="Table3.B2" office:value-type="string">
            <text:p text:style-name="P131">5</text:p>
          </table:table-cell>
        </table:table-row>
        <table:table-row>
          <table:table-cell table:style-name="Table3.A2" office:value-type="string">
            <text:p text:style-name="P130">3</text:p>
          </table:table-cell>
          <table:table-cell table:style-name="Table3.B2" office:value-type="string">
            <text:p text:style-name="P131">4</text:p>
          </table:table-cell>
        </table:table-row>
        <table:table-row>
          <table:table-cell table:style-name="Table3.A2" office:value-type="string">
            <text:p text:style-name="P130">4</text:p>
          </table:table-cell>
          <table:table-cell table:style-name="Table3.B2" office:value-type="string">
            <text:p text:style-name="P131">5</text:p>
          </table:table-cell>
        </table:table-row>
        <table:table-row>
          <table:table-cell table:style-name="Table3.A2" office:value-type="string">
            <text:p text:style-name="P130">5</text:p>
          </table:table-cell>
          <table:table-cell table:style-name="Table3.B2" office:value-type="string">
            <text:p text:style-name="P131">8</text:p>
          </table:table-cell>
        </table:table-row>
      </table:table>
      <text:p text:style-name="P116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32">a</text:p>
          </table:table-cell>
          <table:table-cell table:style-name="Table4.A1" office:value-type="string">
            <text:p text:style-name="P133"><draw:frame draw:style-name="fr1" draw:name="Object36" text:anchor-type="as-char" svg:y="-0.437cm" svg:width="0.554cm" svg:height="0.527cm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33"><draw:frame draw:style-name="fr1" draw:name="Object37" text:anchor-type="as-char" svg:y="-0.437cm" svg:width="0.556cm" svg:height="0.527cm" draw:z-index="5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32">1</text:p>
          </table:table-cell>
          <table:table-cell table:style-name="Table4.A2" office:value-type="string">
            <text:p text:style-name="P132">1</text:p>
          </table:table-cell>
          <table:table-cell table:style-name="Table4.C2" office:value-type="string">
            <text:p text:style-name="P132">1</text:p>
          </table:table-cell>
        </table:table-row>
        <table:table-row>
          <table:table-cell table:style-name="Table4.A2" office:value-type="string">
            <text:p text:style-name="P132">2</text:p>
          </table:table-cell>
          <table:table-cell table:style-name="Table4.A2" office:value-type="string">
            <text:p text:style-name="P132">4</text:p>
          </table:table-cell>
          <table:table-cell table:style-name="Table4.C2" office:value-type="string">
            <text:p text:style-name="P132">8</text:p>
          </table:table-cell>
        </table:table-row>
        <table:table-row>
          <table:table-cell table:style-name="Table4.A2" office:value-type="string">
            <text:p text:style-name="P132">3</text:p>
          </table:table-cell>
          <table:table-cell table:style-name="Table4.A2" office:value-type="string">
            <text:p text:style-name="P132">9</text:p>
          </table:table-cell>
          <table:table-cell table:style-name="Table4.C2" office:value-type="string">
            <text:p text:style-name="P132">27</text:p>
          </table:table-cell>
        </table:table-row>
        <table:table-row>
          <table:table-cell table:style-name="Table4.A2" office:value-type="string">
            <text:p text:style-name="P132">4</text:p>
          </table:table-cell>
          <table:table-cell table:style-name="Table4.A2" office:value-type="string">
            <text:p text:style-name="P132">16</text:p>
          </table:table-cell>
          <table:table-cell table:style-name="Table4.C2" office:value-type="string">
            <text:p text:style-name="P132">64</text:p>
          </table:table-cell>
        </table:table-row>
        <table:table-row>
          <table:table-cell table:style-name="Table4.A2" office:value-type="string">
            <text:p text:style-name="P132">5</text:p>
          </table:table-cell>
          <table:table-cell table:style-name="Table4.A2" office:value-type="string">
            <text:p text:style-name="P132">25</text:p>
          </table:table-cell>
          <table:table-cell table:style-name="Table4.C2" office:value-type="string">
            <text:p text:style-name="P132">125</text:p>
          </table:table-cell>
        </table:table-row>
        <table:table-row>
          <table:table-cell table:style-name="Table4.A2" office:value-type="string">
            <text:p text:style-name="P132">6</text:p>
          </table:table-cell>
          <table:table-cell table:style-name="Table4.A2" office:value-type="string">
            <text:p text:style-name="P132">36</text:p>
          </table:table-cell>
          <table:table-cell table:style-name="Table4.C2" office:value-type="string">
            <text:p text:style-name="P132">216</text:p>
          </table:table-cell>
        </table:table-row>
        <table:table-row>
          <table:table-cell table:style-name="Table4.A2" office:value-type="string">
            <text:p text:style-name="P132">7</text:p>
          </table:table-cell>
          <table:table-cell table:style-name="Table4.A2" office:value-type="string">
            <text:p text:style-name="P132">49</text:p>
          </table:table-cell>
          <table:table-cell table:style-name="Table4.C2" office:value-type="string">
            <text:p text:style-name="P132">343</text:p>
          </table:table-cell>
        </table:table-row>
        <table:table-row>
          <table:table-cell table:style-name="Table4.A2" office:value-type="string">
            <text:p text:style-name="P132">8</text:p>
          </table:table-cell>
          <table:table-cell table:style-name="Table4.A2" office:value-type="string">
            <text:p text:style-name="P132">64</text:p>
          </table:table-cell>
          <table:table-cell table:style-name="Table4.C2" office:value-type="string">
            <text:p text:style-name="P132">512</text:p>
          </table:table-cell>
        </table:table-row>
        <table:table-row>
          <table:table-cell table:style-name="Table4.A2" office:value-type="string">
            <text:p text:style-name="P132">9</text:p>
          </table:table-cell>
          <table:table-cell table:style-name="Table4.A2" office:value-type="string">
            <text:p text:style-name="P132">81</text:p>
          </table:table-cell>
          <table:table-cell table:style-name="Table4.C2" office:value-type="string">
            <text:p text:style-name="P132">729</text:p>
          </table:table-cell>
        </table:table-row>
        <table:table-row>
          <table:table-cell table:style-name="Table4.A2" office:value-type="string">
            <text:p text:style-name="P132">10</text:p>
          </table:table-cell>
          <table:table-cell table:style-name="Table4.A2" office:value-type="string">
            <text:p text:style-name="P132">100</text:p>
          </table:table-cell>
          <table:table-cell table:style-name="Table4.C2" office:value-type="string">
            <text:p text:style-name="P132">1000</text:p>
          </table:table-cell>
        </table:table-row>
      </table:table>
      <text:p text:style-name="P116"/>
      <text:p text:style-name="P29"/>
      <text:p text:style-name="P29"/>
      <text:p text:style-name="P29"/>
      <text:p text:style-name="P29"><text:soft-page-break/>Задача <text:span text:style-name="T23">9</text:span>.</text:p>
      <text:p text:style-name="P77"/>
      <text:p text:style-name="P29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29"/>
      <text:p text:style-name="P29">Задача <text:span text:style-name="T23">10</text:span>.</text:p>
      <text:p text:style-name="P29"/>
      <text:p text:style-name="P77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77"/>
      <text:p text:style-name="P29">Задача <text:span text:style-name="T23">11</text:span>.</text:p>
      <text:p text:style-name="P29"/>
      <text:p text:style-name="P78">v = <draw:frame draw:style-name="fr1" draw:name="Object43" text:anchor-type="as-char" svg:y="-0.437cm" svg:width="0.556cm" svg:height="0.527cm" draw:z-index="2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78"/>
      <text:p text:style-name="P30">Задача <text:span text:style-name="T23">12</text:span>.</text:p>
      <text:p text:style-name="P30"/>
      <text:p text:style-name="P79"><draw:frame draw:style-name="fr1" draw:name="Object44" text:anchor-type="as-char" svg:y="-0.437cm" svg:width="0.554cm" svg:height="0.527cm" draw:z-index="30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77"/>
      <text:p text:style-name="P77"/>
      <text:p text:style-name="P77"/>
      <text:p text:style-name="P6">§ <text:span text:style-name="T25">6</text:span></text:p>
      <text:p text:style-name="P6"/>
      <text:p text:style-name="P31">Задача <text:span text:style-name="T23">1</text:span>.</text:p>
      <text:p text:style-name="P31"/>
      <text:p text:style-name="P31"><draw:frame draw:style-name="fr1" draw:name="Object23" text:anchor-type="as-char" svg:y="-0.681cm" svg:width="1.205cm" svg:height="1.058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5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31"/>
      <text:p text:style-name="P31"><draw:frame draw:style-name="fr1" draw:name="Object41" text:anchor-type="as-char" svg:y="-0.619cm" svg:width="5.472cm" svg:height="0.998cm" draw:z-index="56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31"/>
      <text:p text:style-name="P32">Задача <text:span text:style-name="T26">2</text:span>.</text:p>
      <text:p text:style-name="P32"/>
      <text:p text:style-name="P80">Доказательство: 29 * 13 + 29 * 18 = 29 (13 + 18) = 29 * 31</text:p>
      <text:p text:style-name="P80"/>
      <text:p text:style-name="P80"/>
      <text:p text:style-name="P7">§ <text:span text:style-name="T28">7</text:span></text:p>
      <text:p text:style-name="P7"/>
      <text:p text:style-name="P33">Задача <text:span text:style-name="T23">1</text:span>.</text:p>
      <text:p text:style-name="P81"/>
      <text:p text:style-name="P81">Нет. Обратное число существует для любого, кроме нуля.</text:p>
      <text:p text:style-name="P81"/>
      <text:p text:style-name="P81"/>
      <text:p text:style-name="P8">§ <text:span text:style-name="T29">9</text:span></text:p>
      <text:p text:style-name="P82"/>
      <text:p text:style-name="P34">Задача <text:span text:style-name="T23">1</text:span>.</text:p>
      <text:p text:style-name="P34"/>
      <text:p text:style-name="P83"><text:span text:style-name="T30">R = (</text:span>a * m) + <text:span text:style-name="T30">((A</text:span> — a) * n)</text:p>
      <text:p text:style-name="P83"/>
      <text:p text:style-name="P83">125 = (15 * 3) + ((<text:span text:style-name="T30">3</text:span>5 — 15)) * n)</text:p>
      <text:p text:style-name="P84">125 = 45 + 20 * n</text:p>
      <text:p text:style-name="P84">125 — 45 = 20n</text:p>
      <text:p text:style-name="P84">80 = 20 n</text:p>
      <text:p text:style-name="P84">n = 80 / 20</text:p>
      <text:p text:style-name="P84">n = 4 </text:p>
      <text:p text:style-name="P35"><text:soft-page-break/>Задача <text:span text:style-name="T30">2</text:span>.</text:p>
      <text:p text:style-name="P35"/>
      <text:p text:style-name="P87">v = V — S / t;</text:p>
      <text:p text:style-name="P86">V = S / t + v; </text:p>
      <text:p text:style-name="P85">S = (V — v) * t; </text:p>
      <text:p text:style-name="P85">t = S / (V — v).</text:p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34">S</text:p>
          </table:table-cell>
          <table:table-cell table:style-name="Table5.A1" office:value-type="string">
            <text:p text:style-name="P134">V</text:p>
          </table:table-cell>
          <table:table-cell table:style-name="Table5.A1" office:value-type="string">
            <text:p text:style-name="P134">v</text:p>
          </table:table-cell>
          <table:table-cell table:style-name="Table5.D1" office:value-type="string">
            <text:p text:style-name="P134">t</text:p>
          </table:table-cell>
        </table:table-row>
        <table:table-row>
          <table:table-cell table:style-name="Table5.A2" office:value-type="string">
            <text:p text:style-name="P134">40</text:p>
          </table:table-cell>
          <table:table-cell table:style-name="Table5.A2" office:value-type="string">
            <text:p text:style-name="P134">12</text:p>
          </table:table-cell>
          <table:table-cell table:style-name="Table5.A2" office:value-type="string">
            <text:p text:style-name="P136">2</text:p>
          </table:table-cell>
          <table:table-cell table:style-name="Table5.D2" office:value-type="string">
            <text:p text:style-name="P134">4</text:p>
          </table:table-cell>
        </table:table-row>
        <table:table-row>
          <table:table-cell table:style-name="Table5.A2" office:value-type="string">
            <text:p text:style-name="P134">20</text:p>
          </table:table-cell>
          <table:table-cell table:style-name="Table5.A2" office:value-type="string">
            <text:p text:style-name="P135">13</text:p>
          </table:table-cell>
          <table:table-cell table:style-name="Table5.A2" office:value-type="string">
            <text:p text:style-name="P134">3</text:p>
          </table:table-cell>
          <table:table-cell table:style-name="Table5.D2" office:value-type="string">
            <text:p text:style-name="P134">2</text:p>
          </table:table-cell>
        </table:table-row>
        <table:table-row>
          <table:table-cell table:style-name="Table5.A2" office:value-type="string">
            <text:p text:style-name="P135">36</text:p>
          </table:table-cell>
          <table:table-cell table:style-name="Table5.A2" office:value-type="string">
            <text:p text:style-name="P134">15</text:p>
          </table:table-cell>
          <table:table-cell table:style-name="Table5.A2" office:value-type="string">
            <text:p text:style-name="P134">3</text:p>
          </table:table-cell>
          <table:table-cell table:style-name="Table5.D2" office:value-type="string">
            <text:p text:style-name="P134">3</text:p>
          </table:table-cell>
        </table:table-row>
        <table:table-row>
          <table:table-cell table:style-name="Table5.A2" office:value-type="string">
            <text:p text:style-name="P134">98</text:p>
          </table:table-cell>
          <table:table-cell table:style-name="Table5.A2" office:value-type="string">
            <text:p text:style-name="P134">12,5</text:p>
          </table:table-cell>
          <table:table-cell table:style-name="Table5.A2" office:value-type="string">
            <text:p text:style-name="P134">2,7</text:p>
          </table:table-cell>
          <table:table-cell table:style-name="Table5.D2" office:value-type="string">
            <text:p text:style-name="P135">10</text:p>
          </table:table-cell>
        </table:table-row>
      </table:table>
      <text:p text:style-name="P35"/>
      <text:p text:style-name="P37">Задача <text:span text:style-name="T31">3</text:span>.</text:p>
      <text:p text:style-name="P37"/>
      <text:p text:style-name="P87">(a — 3) * b = (a * c) + d</text:p>
      <text:p text:style-name="P87"/>
      <text:p text:style-name="P87">(40 — 3) * 10 = (40 * 9) + d</text:p>
      <text:p text:style-name="P87">370 = 360 + d</text:p>
      <text:p text:style-name="P87">370 — 360 = d</text:p>
      <text:p text:style-name="P87">d = 10</text:p>
      <text:p text:style-name="P87"/>
      <text:p text:style-name="P37">Задача <text:span text:style-name="T31">4</text:span>.</text:p>
      <text:p text:style-name="P37"/>
      <text:p text:style-name="P90">(a — d) + b = (a + b) / 3</text:p>
      <text:p text:style-name="P90"/>
      <text:p text:style-name="P90">(40 — d) + 5 = (40 + 5) / 3</text:p>
      <text:p text:style-name="P90">(40 — d) + 5 = 15</text:p>
      <text:p text:style-name="P90">40 — d = 10</text:p>
      <text:p text:style-name="P90">d = 30</text:p>
      <text:p text:style-name="P88"/>
      <text:p text:style-name="P38">Задача <text:span text:style-name="T32">5</text:span>.</text:p>
      <text:p text:style-name="P38"/>
      <text:p text:style-name="P89">a + c = a * 2 — d</text:p>
      <text:p text:style-name="P89"/>
      <text:p text:style-name="P89">15 + 5 = 15 * 2 — d</text:p>
      <text:p text:style-name="P89">20 = 30 — d</text:p>
      <text:p text:style-name="P89">d = 30 — 20</text:p>
      <text:p text:style-name="P89">d = 10 <text:s text:c="2"/></text:p>
      <text:p text:style-name="P89"/>
      <text:p text:style-name="P89"><text:s/></text:p>
      <text:p text:style-name="P9">§ <text:span text:style-name="T33">11</text:span></text:p>
      <text:p text:style-name="P9"/>
      <text:p text:style-name="P39">Задача <text:span text:style-name="T33">1</text:span>.</text:p>
      <text:p text:style-name="P39"/>
      <text:p text:style-name="P91"><draw:frame draw:style-name="fr1" draw:name="Object48" text:anchor-type="as-char" svg:y="-0.377cm" svg:width="1.012cm" svg:height="0.531cm" draw:z-index="59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61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6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91"><draw:frame draw:style-name="fr1" draw:name="Object50" text:anchor-type="as-char" svg:y="-0.377cm" svg:width="1.884cm" svg:height="0.531cm" draw:z-index="63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91"><draw:frame draw:style-name="fr1" draw:name="Object54" text:anchor-type="as-char" svg:y="-0.683cm" svg:width="1.097cm" svg:height="1.062cm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91"><text:soft-page-break/><draw:frame draw:style-name="fr1" draw:name="Object55" text:anchor-type="as-char" svg:y="-0.619cm" svg:width="1.134cm" svg:height="0.998cm" draw:z-index="24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92">h = <draw:frame draw:style-name="fr1" draw:name="Object56" text:anchor-type="as-char" svg:y="-0.619cm" svg:width="1.134cm" svg:height="0.998cm" draw:z-index="32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37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38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40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41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2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92"/>
      <text:p text:style-name="P40">Задача <text:span text:style-name="T36">2</text:span>.</text:p>
      <text:p text:style-name="P40"/>
      <text:p text:style-name="P40"><draw:frame draw:style-name="fr1" draw:name="Object62" text:anchor-type="as-char" svg:y="-0.437cm" svg:width="2.572cm" svg:height="0.591cm" draw:z-index="43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40"><draw:frame draw:style-name="fr1" draw:name="Object63" text:anchor-type="as-char" svg:y="-0.386cm" svg:width="4.59cm" svg:height="0.542cm" draw:z-index="45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40"><draw:frame draw:style-name="fr1" draw:name="Object64" text:anchor-type="as-char" svg:y="-0.377cm" svg:width="3.679cm" svg:height="0.531cm" draw:z-index="4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3"/>
      <text:p text:style-name="P93">150 — 25 = 60 + 22с</text:p>
      <text:p text:style-name="P93">125 = 60 + 22с</text:p>
      <text:p text:style-name="P93">125 — 60 = 22с</text:p>
      <text:p text:style-name="P93">65 = 22с</text:p>
      <text:p text:style-name="P93"><draw:frame draw:style-name="fr1" draw:name="Object65" text:anchor-type="as-char" svg:y="-0.619cm" svg:width="0.714cm" svg:height="0.998cm" draw:z-index="60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93">с =<draw:frame draw:style-name="fr1" draw:name="Object66" text:anchor-type="as-char" svg:y="-0.619cm" svg:width="0.963cm" svg:height="0.998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93"/>
      <text:p text:style-name="P41">Задача <text:span text:style-name="T38">3</text:span>.</text:p>
      <text:p text:style-name="P41"/>
      <text:p text:style-name="P94">1) s = a + (a — b) + n;<text:span text:style-name="T39"> проверка:</text:span> 50 = 20 + (20 — 5) + 15 <text:span text:style-name="T39">=&gt; 50 = 50</text:span> </text:p>
      <text:p text:style-name="P94">2) b = a — s + a + n =&gt; b = 20 — 50 + 20 + 15 = 5</text:p>
      <text:p text:style-name="P95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94"/>
      <text:p text:style-name="P42">Задача <text:span text:style-name="T39">4</text:span>.</text:p>
      <text:p text:style-name="P42"/>
      <text:p text:style-name="P97">1) (a * b) + c = d * (a + 8); проверка:<text:span text:style-name="T38"> (20 * 25) + 536 = 37 * (20 + 8) =&gt; 1036 = 1036</text:span></text:p>
      <text:p text:style-name="P96">2) c = d * (a + 8) - (a * b) = 37 * (20 + 8) — (20 * 25) = 536</text:p>
      <text:p text:style-name="P99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98"/>
      <text:p text:style-name="P43">Задача <text:span text:style-name="T40">5</text:span>.</text:p>
      <text:p text:style-name="P43"/>
      <text:p text:style-name="P100">1) a — c = (b — d) * m</text:p>
      <text:p text:style-name="P101"/>
      <text:p text:style-name="P100">2)</text:p>
      <text:p text:style-name="P100"/>
      <text:p text:style-name="P101"><text:s text:c="4"/><text:span text:style-name="T41">m = </text:span>a — c / <text:span text:style-name="T41">b — d</text:span></text:p>
      <text:p text:style-name="P101"><text:s text:c="4"/><text:span text:style-name="T41">b = (a — c + dm) / m</text:span></text:p>
      <text:p text:style-name="P101"><text:s text:c="4"/><text:span text:style-name="T41">a = </text:span>(b — d) * m <text:span text:style-name="T41">+ c</text:span></text:p>
      <text:p text:style-name="P101"><text:s text:c="4"/><text:span text:style-name="T42">d = (bm — (a — c)) / m</text:span></text:p>
      <text:p text:style-name="P101"><text:s text:c="4"/><text:span text:style-name="T41">c = a </text:span>—<text:span text:style-name="T41"> </text:span>(b — d) * m</text:p>
      <text:p text:style-name="P101"/>
      <text:p text:style-name="P101"/>
      <text:p text:style-name="P101"/>
      <text:p text:style-name="P101"/>
      <text:p text:style-name="P10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33"/>
          </table:table-cell>
          <table:table-cell table:style-name="Table6.B1" office:value-type="string">
            <text:p text:style-name="P137">c</text:p>
          </table:table-cell>
          <table:table-cell table:style-name="Table6.B1" office:value-type="string">
            <text:p text:style-name="P137">d</text:p>
          </table:table-cell>
          <table:table-cell table:style-name="Table6.B1" office:value-type="string">
            <text:p text:style-name="P137">a</text:p>
          </table:table-cell>
          <table:table-cell table:style-name="Table6.B1" office:value-type="string">
            <text:p text:style-name="P137">b</text:p>
          </table:table-cell>
          <table:table-cell table:style-name="Table6.B1" office:value-type="string">
            <text:p text:style-name="P137">m</text:p>
          </table:table-cell>
        </table:table-row>
        <table:table-row>
          <table:table-cell table:style-name="Table6.A2" office:value-type="string">
            <text:p text:style-name="P137">1</text:p>
          </table:table-cell>
          <table:table-cell table:style-name="Table6.B2" office:value-type="string">
            <text:p text:style-name="P137">250</text:p>
          </table:table-cell>
          <table:table-cell table:style-name="Table6.B2" office:value-type="string">
            <text:p text:style-name="P137">50</text:p>
          </table:table-cell>
          <table:table-cell table:style-name="Table6.B2" office:value-type="string">
            <text:p text:style-name="P137">1000</text:p>
          </table:table-cell>
          <table:table-cell table:style-name="Table6.B2" office:value-type="string">
            <text:p text:style-name="P137">300</text:p>
          </table:table-cell>
          <table:table-cell table:style-name="Table6.F2" office:value-type="string">
            <text:p text:style-name="P138">3</text:p>
          </table:table-cell>
        </table:table-row>
        <table:table-row>
          <table:table-cell table:style-name="Table6.A2" office:value-type="string">
            <text:p text:style-name="P137">2</text:p>
          </table:table-cell>
          <table:table-cell table:style-name="Table6.B2" office:value-type="string">
            <text:p text:style-name="P137">100</text:p>
          </table:table-cell>
          <table:table-cell table:style-name="Table6.B2" office:value-type="string">
            <text:p text:style-name="P137">600</text:p>
          </table:table-cell>
          <table:table-cell table:style-name="Table6.B2" office:value-type="string">
            <text:p text:style-name="P137">900</text:p>
          </table:table-cell>
          <table:table-cell table:style-name="Table6.B2" office:value-type="string">
            <text:p text:style-name="P139">800</text:p>
          </table:table-cell>
          <table:table-cell table:style-name="Table6.F2" office:value-type="string">
            <text:p text:style-name="P137">4</text:p>
          </table:table-cell>
        </table:table-row>
        <table:table-row>
          <table:table-cell table:style-name="Table6.A2" office:value-type="string">
            <text:p text:style-name="P137">3</text:p>
          </table:table-cell>
          <table:table-cell table:style-name="Table6.B2" office:value-type="string">
            <text:p text:style-name="P137">200</text:p>
          </table:table-cell>
          <table:table-cell table:style-name="Table6.B2" office:value-type="string">
            <text:p text:style-name="P137">300</text:p>
          </table:table-cell>
          <table:table-cell table:style-name="Table6.B2" office:value-type="string">
            <text:p text:style-name="P138">1200</text:p>
          </table:table-cell>
          <table:table-cell table:style-name="Table6.B2" office:value-type="string">
            <text:p text:style-name="P137">800</text:p>
          </table:table-cell>
          <table:table-cell table:style-name="Table6.F2" office:value-type="string">
            <text:p text:style-name="P137">2</text:p>
          </table:table-cell>
        </table:table-row>
        <table:table-row>
          <table:table-cell table:style-name="Table6.A2" office:value-type="string">
            <text:p text:style-name="P137">4</text:p>
          </table:table-cell>
          <table:table-cell table:style-name="Table6.B2" office:value-type="string">
            <text:p text:style-name="P137">500</text:p>
          </table:table-cell>
          <table:table-cell table:style-name="Table6.B2" office:value-type="string">
            <text:p text:style-name="P139">600</text:p>
          </table:table-cell>
          <table:table-cell table:style-name="Table6.B2" office:value-type="string">
            <text:p text:style-name="P137">2000</text:p>
          </table:table-cell>
          <table:table-cell table:style-name="Table6.B2" office:value-type="string">
            <text:p text:style-name="P137">900</text:p>
          </table:table-cell>
          <table:table-cell table:style-name="Table6.F2" office:value-type="string">
            <text:p text:style-name="P137">5</text:p>
          </table:table-cell>
        </table:table-row>
        <table:table-row>
          <table:table-cell table:style-name="Table6.A2" office:value-type="string">
            <text:p text:style-name="P137">5</text:p>
          </table:table-cell>
          <table:table-cell table:style-name="Table6.B2" office:value-type="string">
            <text:p text:style-name="P138">1000</text:p>
          </table:table-cell>
          <table:table-cell table:style-name="Table6.B2" office:value-type="string">
            <text:p text:style-name="P137">300</text:p>
          </table:table-cell>
          <table:table-cell table:style-name="Table6.B2" office:value-type="string">
            <text:p text:style-name="P137">2500</text:p>
          </table:table-cell>
          <table:table-cell table:style-name="Table6.B2" office:value-type="string">
            <text:p text:style-name="P137">800</text:p>
          </table:table-cell>
          <table:table-cell table:style-name="Table6.F2" office:value-type="string">
            <text:p text:style-name="P137">3</text:p>
          </table:table-cell>
        </table:table-row>
      </table:table>
      <text:p text:style-name="P100"/>
      <text:p text:style-name="P102">3)</text:p>
      <text:p text:style-name="P103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03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03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03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03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02"/>
      <text:p text:style-name="P44">Задача <text:span text:style-name="T43">6</text:span>.</text:p>
      <text:p text:style-name="P44"/>
      <text:p text:style-name="P105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06">2)</text:p>
      <text:p text:style-name="P106">a) A = a + (a + 400) + ((a + (a + 400)) / 4) = 100 + (100 + 400) + ((100 + (100 + 400)) / 4) = <text:span text:style-name="T44">750 т</text:span></text:p>
      <text:p text:style-name="P107">б) <text:span text:style-name="T45">7200 = 2000 + (2000 + 800) + ((2000 + (2000 + 800))) / d</text:span></text:p>
      <text:p text:style-name="P104"><text:s text:c="4"/><text:span text:style-name="T45">7200 — 2000 — (2000 + 800) = (2000 + (2000 + 800)) / d</text:span></text:p>
      <text:p text:style-name="P104"><text:s text:c="4"/><text:span text:style-name="T45">2400 = (2000 + (2000 + 800)) / d</text:span></text:p>
      <text:p text:style-name="P104"><text:s text:c="4"/><text:span text:style-name="T45">2400d = 4800</text:span></text:p>
      <text:p text:style-name="P104"><text:s text:c="4"/><text:span text:style-name="T45">d = 4800 / 2400 = 2</text:span></text:p>
      <text:p text:style-name="P104"/>
      <text:p text:style-name="P104"/>
      <text:p text:style-name="P10">§ <text:span text:style-name="T33">12</text:span></text:p>
      <text:p text:style-name="P10"/>
      <text:p text:style-name="P45">Задача <text:span text:style-name="T47">1</text:span>.</text:p>
      <text:p text:style-name="P45"/>
      <text:p text:style-name="P108">2x + 1,75 = 2,3</text:p>
      <text:p text:style-name="P108">2x = 2,3 — 1, 75</text:p>
      <text:p text:style-name="P108">2x = 0,55</text:p>
      <text:p text:style-name="P108">x = 0,55 / 2 = 0,275</text:p>
      <text:p text:style-name="P108"/>
      <text:p text:style-name="P45">Задача <text:span text:style-name="T47">2</text:span>.</text:p>
      <text:p text:style-name="P45"/>
      <text:p text:style-name="P108">3x — 3,7 = 0,8</text:p>
      <text:p text:style-name="P108">3x = 0,8 + 3,7</text:p>
      <text:p text:style-name="P108"><text:soft-page-break/>3x = 4,5</text:p>
      <text:p text:style-name="P108">x = 4,5 / 3 = 1,5</text:p>
      <text:p text:style-name="P108"/>
      <text:p text:style-name="P45">Задача <text:span text:style-name="T47">3</text:span>.</text:p>
      <text:p text:style-name="P45"/>
      <text:p text:style-name="P108">x / 2,5 = 1,3</text:p>
      <text:p text:style-name="P108">x = 1,3 * 2,5</text:p>
      <text:p text:style-name="P108">x = 3,25</text:p>
      <text:p text:style-name="P108"/>
      <text:p text:style-name="P45">Задача <text:span text:style-name="T47">4</text:span>.</text:p>
      <text:p text:style-name="P45"/>
      <text:p text:style-name="P108">12,5 / x = 0,5</text:p>
      <text:p text:style-name="P108">12,5 = 0,5x</text:p>
      <text:p text:style-name="P108">x = 12,5 / 0,5 = 25</text:p>
      <text:p text:style-name="P108"/>
      <text:p text:style-name="P45">Задача <text:span text:style-name="T47">5</text:span>.</text:p>
      <text:p text:style-name="P45"/>
      <text:p text:style-name="P109">12*25 + 40x = 5 руб. 80 коп.</text:p>
      <text:p text:style-name="P110">300 + 40x <text:s/>= 580</text:p>
      <text:p text:style-name="P110">40x = 580 — 300</text:p>
      <text:p text:style-name="P110">40x = 280</text:p>
      <text:p text:style-name="P110">x = 280 / 40 = 7</text:p>
      <text:p text:style-name="P110"/>
      <text:p text:style-name="P110"/>
      <text:p text:style-name="P46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47"><text:span text:style-name="T47">1</text:span>.</text:p>
      <text:p text:style-name="P47"/>
      <text:p text:style-name="P111">3;<text:tab/>-3;<text:tab/>-2;</text:p>
      <text:p text:style-name="P111">2;<text:tab/>-2;<text:tab/>-3.</text:p>
      <text:p text:style-name="P111"/>
      <text:p text:style-name="P111">2.</text:p>
      <text:p text:style-name="P111"/>
      <text:p text:style-name="P111">7+(-3) = 7 — 3 = 4;<text:tab/>9+(-5) = 9 — 5 = 4.</text:p>
      <text:p text:style-name="P111"/>
      <text:p text:style-name="P111">3.</text:p>
      <text:p text:style-name="P111"/>
      <text:p text:style-name="P111">2;<text:tab/>0;<text:tab/>-4.</text:p>
      <text:p text:style-name="P111"/>
      <text:p text:style-name="P13">§ <text:span text:style-name="T49">2</text:span></text:p>
      <text:p text:style-name="P13"/>
      <text:p text:style-name="P14">Упражнения</text:p>
      <text:p text:style-name="P14"/>
      <text:p text:style-name="P112">1.</text:p>
      <text:p text:style-name="P112"/>
      <text:p text:style-name="P112">2 — 5 = -3, т. к. 5 — 3 = 2;</text:p>
      <text:p text:style-name="P112">4 — 9 = -5, т. к. 9 — 5 = 4. </text:p>
      <text:p text:style-name="P15"><text:soft-page-break/>§ <text:span text:style-name="T50">3</text:span></text:p>
      <text:p text:style-name="P15"/>
      <text:p text:style-name="P48">Задача <text:span text:style-name="T47">1</text:span>.</text:p>
      <text:p text:style-name="P4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149">Промежуток времени</text:p>
          </table:table-cell>
          <table:table-cell table:style-name="Table7.B1" office:value-type="string">
            <text:p text:style-name="P140">От 0 ч.</text:p>
            <text:p text:style-name="P140">До 2 ч.</text:p>
          </table:table-cell>
          <table:table-cell table:style-name="Table7.B1" office:value-type="string">
            <text:p text:style-name="P140">2 ч.</text:p>
            <text:p text:style-name="P140">4 ч.</text:p>
          </table:table-cell>
          <table:table-cell table:style-name="Table7.B1" office:value-type="string">
            <text:p text:style-name="P140">4 ч.</text:p>
            <text:p text:style-name="P140">6 ч.</text:p>
          </table:table-cell>
          <table:table-cell table:style-name="Table7.B1" office:value-type="string">
            <text:p text:style-name="P140">6 ч.</text:p>
            <text:p text:style-name="P140">8 ч.</text:p>
          </table:table-cell>
          <table:table-cell table:style-name="Table7.B1" office:value-type="string">
            <text:p text:style-name="P140">8 ч.</text:p>
            <text:p text:style-name="P140">10 ч.</text:p>
          </table:table-cell>
          <table:table-cell table:style-name="Table7.B1" office:value-type="string">
            <text:p text:style-name="P140">10 ч.</text:p>
            <text:p text:style-name="P140">12 ч.</text:p>
          </table:table-cell>
          <table:table-cell table:style-name="Table7.B1" office:value-type="string">
            <text:p text:style-name="P140">12 ч.</text:p>
            <text:p text:style-name="P140">14 ч.</text:p>
          </table:table-cell>
          <table:table-cell table:style-name="Table7.B1" office:value-type="string">
            <text:p text:style-name="P140">14 ч.</text:p>
            <text:p text:style-name="P140">16 ч.</text:p>
          </table:table-cell>
          <table:table-cell table:style-name="Table7.B1" office:value-type="string">
            <text:p text:style-name="P140">16 ч.</text:p>
            <text:p text:style-name="P140">18 ч.</text:p>
          </table:table-cell>
          <table:table-cell table:style-name="Table7.B1" office:value-type="string">
            <text:p text:style-name="P140">18 ч.</text:p>
            <text:p text:style-name="P140">20 ч.</text:p>
          </table:table-cell>
          <table:table-cell table:style-name="Table7.B1" office:value-type="string">
            <text:p text:style-name="P140">20 ч.</text:p>
            <text:p text:style-name="P140">22 ч.</text:p>
          </table:table-cell>
          <table:table-cell table:style-name="Table7.B1" office:value-type="string">
            <text:p text:style-name="P141">22 ч.</text:p>
            <text:p text:style-name="P144">24 ч.</text:p>
          </table:table-cell>
        </table:table-row>
        <table:table-row>
          <table:table-cell table:style-name="Table7.A2" office:value-type="string">
            <text:p text:style-name="P146">Приращение температуры <text:span text:style-name="T52">(в ºC)</text:span></text:p>
          </table:table-cell>
          <table:table-cell table:style-name="Table7.B2" office:value-type="string">
            <text:p text:style-name="P146">-<text:span text:style-name="T51">2</text:span></text:p>
          </table:table-cell>
          <table:table-cell table:style-name="Table7.B2" office:value-type="string">
            <text:p text:style-name="P146">-<text:span text:style-name="T51">1</text:span></text:p>
          </table:table-cell>
          <table:table-cell table:style-name="Table7.B2" office:value-type="string">
            <text:p text:style-name="P144">0</text:p>
          </table:table-cell>
          <table:table-cell table:style-name="Table7.B2" office:value-type="string">
            <text:p text:style-name="P144">+2</text:p>
          </table:table-cell>
          <table:table-cell table:style-name="Table7.B2" office:value-type="string">
            <text:p text:style-name="P144">+3</text:p>
          </table:table-cell>
          <table:table-cell table:style-name="Table7.B2" office:value-type="string">
            <text:p text:style-name="P144">+3</text:p>
          </table:table-cell>
          <table:table-cell table:style-name="Table7.B2" office:value-type="string">
            <text:p text:style-name="P144">+2</text:p>
          </table:table-cell>
          <table:table-cell table:style-name="Table7.B2" office:value-type="string">
            <text:p text:style-name="P146">-<text:span text:style-name="T51">1</text:span></text:p>
          </table:table-cell>
          <table:table-cell table:style-name="Table7.B2" office:value-type="string">
            <text:p text:style-name="P146">-<text:span text:style-name="T51">1</text:span></text:p>
          </table:table-cell>
          <table:table-cell table:style-name="Table7.B2" office:value-type="string">
            <text:p text:style-name="P146">-<text:span text:style-name="T51">1</text:span></text:p>
          </table:table-cell>
          <table:table-cell table:style-name="Table7.B2" office:value-type="string">
            <text:p text:style-name="P146">-<text:span text:style-name="T51">2</text:span></text:p>
          </table:table-cell>
          <table:table-cell table:style-name="Table7.A2" office:value-type="string">
            <text:p text:style-name="P146">-<text:span text:style-name="T51">2</text:span></text:p>
          </table:table-cell>
        </table:table-row>
      </table:table>
      <text:p text:style-name="P48"/>
      <text:p text:style-name="P49">Задача <text:span text:style-name="T53">2</text:span>.</text:p>
      <text:p text:style-name="P4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150">Изменение значений стороны квадрата</text:p>
          </table:table-cell>
          <table:table-cell table:style-name="Table8.B1" office:value-type="string">
            <text:p text:style-name="P142">От <text:span text:style-name="T53">0,5</text:span> см.</text:p>
            <text:p text:style-name="P142">До <text:span text:style-name="T53">1</text:span> см.</text:p>
          </table:table-cell>
          <table:table-cell table:style-name="Table8.B1" office:value-type="string">
            <text:p text:style-name="P142"><text:span text:style-name="T53">1</text:span> см.</text:p>
            <text:p text:style-name="P142"><text:span text:style-name="T53">1,5</text:span> см.</text:p>
          </table:table-cell>
          <table:table-cell table:style-name="Table8.B1" office:value-type="string">
            <text:p text:style-name="P142"><text:span text:style-name="T53">1,5</text:span> см.</text:p>
            <text:p text:style-name="P142"><text:span text:style-name="T53">2</text:span> см.</text:p>
          </table:table-cell>
          <table:table-cell table:style-name="Table8.B1" office:value-type="string">
            <text:p text:style-name="P142"><text:span text:style-name="T53">2</text:span> см.</text:p>
            <text:p text:style-name="P142"><text:span text:style-name="T53">2,5</text:span> см.</text:p>
          </table:table-cell>
          <table:table-cell table:style-name="Table8.B1" office:value-type="string">
            <text:p text:style-name="P142"><text:span text:style-name="T53">2,5</text:span> см.</text:p>
            <text:p text:style-name="P142"><text:span text:style-name="T53">3</text:span> см.</text:p>
          </table:table-cell>
          <table:table-cell table:style-name="Table8.B1" office:value-type="string">
            <text:p text:style-name="P142"><text:span text:style-name="T53">3</text:span> см.</text:p>
            <text:p text:style-name="P142"><text:span text:style-name="T53">3,5</text:span> см.</text:p>
          </table:table-cell>
          <table:table-cell table:style-name="Table8.B1" office:value-type="string">
            <text:p text:style-name="P142"><text:span text:style-name="T53">3,5</text:span> см.</text:p>
            <text:p text:style-name="P142">4 см.</text:p>
          </table:table-cell>
        </table:table-row>
        <table:table-row>
          <table:table-cell table:style-name="Table8.A2" office:value-type="string">
            <text:p text:style-name="P147">Приращение площади квадрата </text:p>
            <text:p text:style-name="P147"><text:span text:style-name="T52">(в см</text:span><text:span text:style-name="T54">2</text:span><text:span text:style-name="T52">)</text:span></text:p>
          </table:table-cell>
          <table:table-cell table:style-name="Table8.B2" office:value-type="string">
            <text:p text:style-name="P152">+0,75</text:p>
          </table:table-cell>
          <table:table-cell table:style-name="Table8.B2" office:value-type="string">
            <text:p text:style-name="P152">+1,25</text:p>
          </table:table-cell>
          <table:table-cell table:style-name="Table8.B2" office:value-type="string">
            <text:p text:style-name="P152">+1,75</text:p>
          </table:table-cell>
          <table:table-cell table:style-name="Table8.B2" office:value-type="string">
            <text:p text:style-name="P152">+2,25</text:p>
          </table:table-cell>
          <table:table-cell table:style-name="Table8.B2" office:value-type="string">
            <text:p text:style-name="P152">+2,75</text:p>
          </table:table-cell>
          <table:table-cell table:style-name="Table8.B2" office:value-type="string">
            <text:p text:style-name="P152">+3,25</text:p>
          </table:table-cell>
          <table:table-cell table:style-name="Table8.A2" office:value-type="string">
            <text:p text:style-name="P152"><text:span text:style-name="T55">+</text:span>3,75</text:p>
          </table:table-cell>
        </table:table-row>
      </table:table>
      <text:p text:style-name="P117"/>
      <text:p text:style-name="P50">Задача <text:span text:style-name="T56">3</text:span>.</text:p>
      <text:p text:style-name="P5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151">Время измерения</text:p>
          </table:table-cell>
          <table:table-cell table:style-name="Table9.B1" office:value-type="string">
            <text:p text:style-name="P143">0 ч.</text:p>
          </table:table-cell>
          <table:table-cell table:style-name="Table9.B1" office:value-type="string">
            <text:p text:style-name="P143">2 ч.</text:p>
          </table:table-cell>
          <table:table-cell table:style-name="Table9.B1" office:value-type="string">
            <text:p text:style-name="P143">4 ч.</text:p>
          </table:table-cell>
          <table:table-cell table:style-name="Table9.B1" office:value-type="string">
            <text:p text:style-name="P143">6 ч.</text:p>
          </table:table-cell>
          <table:table-cell table:style-name="Table9.B1" office:value-type="string">
            <text:p text:style-name="P143">8 ч.</text:p>
          </table:table-cell>
          <table:table-cell table:style-name="Table9.B1" office:value-type="string">
            <text:p text:style-name="P143">10 ч.</text:p>
          </table:table-cell>
          <table:table-cell table:style-name="Table9.B1" office:value-type="string">
            <text:p text:style-name="P143">12 ч.</text:p>
          </table:table-cell>
          <table:table-cell table:style-name="Table9.B1" office:value-type="string">
            <text:p text:style-name="P143">14 ч.</text:p>
          </table:table-cell>
          <table:table-cell table:style-name="Table9.B1" office:value-type="string">
            <text:p text:style-name="P143">16 ч.</text:p>
          </table:table-cell>
          <table:table-cell table:style-name="Table9.B1" office:value-type="string">
            <text:p text:style-name="P143">18 ч.</text:p>
          </table:table-cell>
          <table:table-cell table:style-name="Table9.B1" office:value-type="string">
            <text:p text:style-name="P143">20 ч.</text:p>
          </table:table-cell>
          <table:table-cell table:style-name="Table9.B1" office:value-type="string">
            <text:p text:style-name="P143">22 ч.</text:p>
          </table:table-cell>
          <table:table-cell table:style-name="Table9.B1" office:value-type="string">
            <text:p text:style-name="P143">2<text:span text:style-name="T57">4</text:span> ч.</text:p>
          </table:table-cell>
        </table:table-row>
        <table:table-row>
          <table:table-cell table:style-name="Table9.A2" office:value-type="string">
            <text:p text:style-name="P148">Температура</text:p>
            <text:p text:style-name="P148"><text:span text:style-name="T58">(в ºC)</text:span> </text:p>
          </table:table-cell>
          <table:table-cell table:style-name="Table9.B2" office:value-type="string">
            <text:p text:style-name="P153">+10º</text:p>
          </table:table-cell>
          <table:table-cell table:style-name="Table9.B2" office:value-type="string">
            <text:p text:style-name="P153">+9º</text:p>
          </table:table-cell>
          <table:table-cell table:style-name="Table9.B2" office:value-type="string">
            <text:p text:style-name="P153">+7º</text:p>
          </table:table-cell>
          <table:table-cell table:style-name="Table9.B2" office:value-type="string">
            <text:p text:style-name="P153">+7º</text:p>
          </table:table-cell>
          <table:table-cell table:style-name="Table9.B2" office:value-type="string">
            <text:p text:style-name="P153">+10º</text:p>
          </table:table-cell>
          <table:table-cell table:style-name="Table9.B2" office:value-type="string">
            <text:p text:style-name="P145">+<text:span text:style-name="T57">14º</text:span></text:p>
          </table:table-cell>
          <table:table-cell table:style-name="Table9.B2" office:value-type="string">
            <text:p text:style-name="P145">+<text:span text:style-name="T57">20º</text:span></text:p>
          </table:table-cell>
          <table:table-cell table:style-name="Table9.B2" office:value-type="string">
            <text:p text:style-name="P153">+22º</text:p>
          </table:table-cell>
          <table:table-cell table:style-name="Table9.B2" office:value-type="string">
            <text:p text:style-name="P153">+22º</text:p>
          </table:table-cell>
          <table:table-cell table:style-name="Table9.B2" office:value-type="string">
            <text:p text:style-name="P153">+19º</text:p>
          </table:table-cell>
          <table:table-cell table:style-name="Table9.B2" office:value-type="string">
            <text:p text:style-name="P153">+16º</text:p>
          </table:table-cell>
          <table:table-cell table:style-name="Table9.A2" office:value-type="string">
            <text:p text:style-name="P153">+11º</text:p>
          </table:table-cell>
          <table:table-cell table:style-name="Table9.N2" office:value-type="string">
            <text:p text:style-name="P153">+9º</text:p>
          </table:table-cell>
        </table:table-row>
      </table:table>
      <text:p text:style-name="P118"/>
      <text:p text:style-name="P118"/>
      <text:p text:style-name="P16">§ <text:span text:style-name="T59">5</text:span></text:p>
      <text:p text:style-name="P16"/>
      <text:p text:style-name="P51">Задача <text:span text:style-name="T59">1</text:span>.</text:p>
      <text:p text:style-name="P51"/>
      <text:p text:style-name="P51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155">§ <text:span text:style-name="T60">6</text:span></text:p>
      <text:p text:style-name="P155"/>
      <text:p text:style-name="P155">Упражнения</text:p>
      <text:p text:style-name="P155"/>
      <text:p text:style-name="P158">1.</text:p>
      <text:p text:style-name="P158"/>
      <text:p text:style-name="P158">-8;<text:tab/>-5;<text:tab/>2.</text:p>
      <text:p text:style-name="P158"/>
      <text:p text:style-name="P158">2.</text:p>
      <text:p text:style-name="P158"/>
      <text:p text:style-name="P158">x = 10;<text:tab/><text:tab/>x = 6;</text:p>
      <text:p text:style-name="P158">x = -5;<text:tab/><text:tab/>x = -5.</text:p>
      <text:p text:style-name="P158"/>
      <text:p text:style-name="P158"/>
      <text:p text:style-name="P158"/>
      <text:p text:style-name="P156"><text:soft-page-break/>§ <text:span text:style-name="T61">8</text:span></text:p>
      <text:p text:style-name="P156"/>
      <text:p text:style-name="P156">Упражнения</text:p>
      <text:p text:style-name="P156"/>
      <text:p text:style-name="P159">1.</text:p>
      <text:p text:style-name="P159"/>
      <text:p text:style-name="P159">5;<text:tab/>-6;<text:tab/>-1;<text:tab/>5.</text:p>
      <text:p text:style-name="P159"/>
      <text:p text:style-name="P159">2.</text:p>
      <text:p text:style-name="P159"/>
      <text:p text:style-name="P159">1;<text:tab/>39.</text:p>
      <text:p text:style-name="P159"/>
      <text:p text:style-name="P159">3.</text:p>
      <text:p text:style-name="P159"/>
      <text:p text:style-name="P159">x = -9;<text:tab/><text:tab/>x = 25.</text:p>
      <text:p text:style-name="P159"/>
      <text:p text:style-name="P159"/>
      <text:p text:style-name="P157">§ <text:span text:style-name="T62">9</text:span></text:p>
      <text:p text:style-name="P157"/>
      <text:p text:style-name="P157">Упражнения</text:p>
      <text:p text:style-name="P157"/>
      <text:p text:style-name="P160">1.</text:p>
      <text:p text:style-name="P160"/>
      <text:p text:style-name="P160">4.</text:p>
      <text:p text:style-name="P160"/>
      <text:p text:style-name="P160">2.</text:p>
      <text:p text:style-name="P160"/>
      <text:p text:style-name="P160">-7.</text:p>
      <text:p text:style-name="P160"/>
      <text:p text:style-name="P1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27T12:21:58.707312382</dc:date>
    <dc:creator>Игорь </dc:creator>
    <meta:editing-duration>PT5H55M43S</meta:editing-duration>
    <meta:editing-cycles>64</meta:editing-cycles>
    <meta:generator>LibreOffice/6.1.1.2$MacOSX_X86_64 LibreOffice_project/5d19a1bfa650b796764388cd8b33a5af1f5baa1b</meta:generator>
    <meta:document-statistic meta:table-count="9" meta:image-count="0" meta:object-count="68" meta:page-count="11" meta:paragraph-count="464" meta:word-count="1524" meta:character-count="5246" meta:non-whitespace-character-count="4040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